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F5C38981924447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0.239cm" svg:y="11.598cm" svg:width="6.5cm" svg:height="6.5cm" draw:z-index="0"><draw:image xlink:href="Pictures/100000000000040000000400F5C38981924447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4:51:54.396422803</meta:creation-date>
    <dc:date>2020-08-13T15:31:19.541448625</dc:date>
    <meta:editing-duration>PT29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